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npm install passport</text:span></text:p>
      <text:p text:style-name="P1"><text:span text:style-name="T1">npm install request</text:span></text:p>
      <text:p text:style-name="P1"><text:span text:style-name="T1">npm install express</text:span></text:p>
      <text:p text:style-name="P1"><text:span text:style-name="T1">npm install passport-facebook</text:span></text:p>
      <text:p text:style-name="P1"><text:span text:style-name="T1">npm install qs</text:span></text:p>
      <text:p text:style-name="P1"><text:span text:style-name="T1">npm install passport-http</text:span></text:p>
      <text:p text:style-name="P1"><text:span text:style-name="T1">npm install http</text:span></text:p>
      <text:p text:style-name="P1"><text:span text:style-name="T1"/></text:p>
      <text:p text:style-name="P1"><text:span text:style-name="T2"/></text:p>
      <text:p text:style-name="P1"><text:span text:style-name="T3">mkdir ~/.node_libraries</text:span></text:p>
      <text:p text:style-name="P1"><text:span text:style-name="T3">cd ~/.node_libraries</text:span></text:p>
      <text:p text:style-name="P2"><text:span text:style-name="T3"><text:s/>git clone<text:s/></text:span><text:a xlink:href="https://github.com/visionmedia/node-querystring.git"><text:span text:style-name="T4">https://github.com/visionmedia/node-querystring.git</text:span></text:a><text:span text:style-name="T5"/></text:p>
      <text:p text:style-name="P3"><text:span text:style-name="T6">ln -s node-querystring/index.js qs.js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